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6"/>
        <table:table-column table:style-name="co7" table:number-columns-repeated="1017" table:default-cell-style-name="ce4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ஹிப்பி</text:p>
          </table:table-cell>
          <table:table-cell office:value-type="string" calcext:value-type="string">
            <text:p>அய்யனார் விஸ்வநாத்</text:p>
          </table:table-cell>
          <table:table-cell office:value-type="float" office:value="121" calcext:value-type="float">
            <text:p>12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07" calcext:value-type="date">
            <text:p>07 Jan 2021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ஆச்சரியம் என்னும் கிரகம்</text:p>
          </table:table-cell>
          <table:table-cell office:value-type="string" calcext:value-type="string">
            <text:p>ஷிஞ்ஜி தாஜிமா, டி. எம். ஹாஃப்மேன் (ஆங்கிலம்), வெங்கட் சாமிநாதன் (தமிழ்)</text:p>
          </table:table-cell>
          <table:table-cell office:value-type="float" office:value="125" calcext:value-type="float">
            <text:p>125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17" calcext:value-type="date">
            <text:p>17 Jan 202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வாசிப்பது எப்படி?</text:p>
          </table:table-cell>
          <table:table-cell office:value-type="string" calcext:value-type="string">
            <text:p>செல்வேந்திரன்</text:p>
          </table:table-cell>
          <table:table-cell office:value-type="float" office:value="89" calcext:value-type="float">
            <text:p>89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1-22" calcext:value-type="date">
            <text:p>22 Jan 2021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அராஜகம் 1000</text:p>
          </table:table-cell>
          <table:table-cell office:value-type="string" calcext:value-type="string">
            <text:p>அராத்து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பா</text:p>
          </table:table-cell>
          <table:table-cell office:value-type="date" office:date-value="2021-01-27" calcext:value-type="date">
            <text:p>27 Jan 2021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அதிகாரம் அமைதி சுதந்திர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85" calcext:value-type="float">
            <text:p>85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1-29" calcext:value-type="date">
            <text:p>29 Jan 2021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இன்று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87" calcext:value-type="float">
            <text:p>87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1-31" calcext:value-type="date">
            <text:p>31 Jan 202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கர்னலின் நாற்காலி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341" calcext:value-type="float">
            <text:p>34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07" calcext:value-type="date">
            <text:p>07 Feb 2021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ரப்பர்</text:p>
          </table:table-cell>
          <table:table-cell office:value-type="string" calcext:value-type="string">
            <text:p>ஜெயமோகன்</text:p>
          </table:table-cell>
          <table:table-cell office:value-type="float" office:value="176" calcext:value-type="float">
            <text:p>176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14" calcext:value-type="date">
            <text:p>14 Feb 2021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அமிர்தம்</text:p>
          </table:table-cell>
          <table:table-cell office:value-type="string" calcext:value-type="string">
            <text:p>தி. ஜானகிராமன்</text:p>
          </table:table-cell>
          <table:table-cell office:value-type="float" office:value="175" calcext:value-type="float">
            <text:p>175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16" calcext:value-type="date">
            <text:p>16 Feb 2021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கனவு, கேப்பச்சினோ, கொஞ்சம் சாட்டிங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231" calcext:value-type="float">
            <text:p>231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2-19" calcext:value-type="date">
            <text:p>19 Feb 2021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ஒற்றன்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191" calcext:value-type="float">
            <text:p>19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நீலச்சக்கரம் கொண்ட மஞ்சள் பேருந்து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72" calcext:value-type="float">
            <text:p>72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2-28" calcext:value-type="date">
            <text:p>28 Feb 2021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கலையும் போலியு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78" calcext:value-type="float">
            <text:p>78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3-08" calcext:value-type="date">
            <text:p>08 Mar 2021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கருக்கு</text:p>
          </table:table-cell>
          <table:table-cell office:value-type="string" calcext:value-type="string">
            <text:p>பாமா</text:p>
          </table:table-cell>
          <table:table-cell office:value-type="float" office:value="123" calcext:value-type="float">
            <text:p>123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3-21" calcext:value-type="date">
            <text:p>21 Mar 2021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பிரேக் அப் குறுங்கதைகள்</text:p>
          </table:table-cell>
          <table:table-cell office:value-type="string" calcext:value-type="string">
            <text:p>அராத்து</text:p>
          </table:table-cell>
          <table:table-cell office:value-type="float" office:value="161" calcext:value-type="float">
            <text:p>16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3-22" calcext:value-type="date">
            <text:p>22 Mar 2021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அவளது வீடு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271" calcext:value-type="float">
            <text:p>271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4-11" calcext:value-type="date">
            <text:p>11 Apr 2021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மொழிப்போர்</text:p>
          </table:table-cell>
          <table:table-cell office:value-type="string" calcext:value-type="string">
            <text:p>ஆர். முத்துக்குமார்</text:p>
          </table:table-cell>
          <table:table-cell office:value-type="float" office:value="148" calcext:value-type="float">
            <text:p>148</text:p>
          </table:table-cell>
          <table:table-cell table:style-name="ce5" office:value-type="string" calcext:value-type="string">
            <text:p>கட்டுரை</text:p>
          </table:table-cell>
          <table:table-cell office:value-type="date" office:date-value="2021-04-25" calcext:value-type="date">
            <text:p>25 Apr 2021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he Secret Adversary</text:p>
          </table:table-cell>
          <table:table-cell office:value-type="string" calcext:value-type="string">
            <text:p>Agatha Christie</text:p>
          </table:table-cell>
          <table:table-cell office:value-type="float" office:value="324" calcext:value-type="float">
            <text:p>324</text:p>
          </table:table-cell>
          <table:table-cell table:style-name="ce5" office:value-type="string" calcext:value-type="string">
            <text:p>ஆங்கில கதை</text:p>
          </table:table-cell>
          <table:table-cell office:value-type="date" office:date-value="2021-04-28" calcext:value-type="date">
            <text:p>28 Apr 2021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புதுமைப்பித்தன் கதைகள் (முழுத் தொகுப்பு)</text:p>
          </table:table-cell>
          <table:table-cell office:value-type="string" calcext:value-type="string">
            <text:p>புதுமைப்பித்தன்</text:p>
          </table:table-cell>
          <table:table-cell office:value-type="float" office:value="638" calcext:value-type="float">
            <text:p>638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4-29" calcext:value-type="date">
            <text:p>29 Apr 2021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சூரியகாந்தி</text:p>
          </table:table-cell>
          <table:table-cell office:value-type="string" calcext:value-type="string">
            <text:p>ந. சிதம்பரசுப்பிரமணியன்</text:p>
          </table:table-cell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5-30" calcext:value-type="date">
            <text:p>30 May 2021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கடல்புரத்தில்</text:p>
          </table:table-cell>
          <table:table-cell office:value-type="string" calcext:value-type="string">
            <text:p>வண்ணநிலவன்</text:p>
          </table:table-cell>
          <table:table-cell office:value-type="float" office:value="127" calcext:value-type="float">
            <text:p>127</text:p>
          </table:table-cell>
          <table:table-cell table:style-name="ce5" office:value-type="string" calcext:value-type="string">
            <text:p>கதை</text:p>
          </table:table-cell>
          <table:table-cell office:value-type="date" office:date-value="2021-05-30" calcext:value-type="date">
            <text:p>30 May 202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formula="of:=SUM([.E1:.E21])" office:value-type="float" office:value="3823" calcext:value-type="float">
            <text:p>3823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23:46:37.147618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3.2$Linux_X86_64 LibreOffice_project/10$Build-2</meta:generator>
    <dc:date>2021-05-30T23:47:14.849615873</dc:date>
    <meta:editing-duration>PT5H3M14S</meta:editing-duration>
    <meta:editing-cycles>90</meta:editing-cycles>
    <meta:document-statistic meta:table-count="1" meta:cell-count="148" meta:object-count="0"/>
  </office:meta>
</office:document-meta>
</file>